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1389in" svg:stroke-color="#4a7ebb" draw:marker-end="a409" svg:stroke-opacity="100%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412">
      <style:graphic-properties draw:fill="none" draw:stroke="solid" svg:stroke-width="0.01389in" svg:stroke-color="#4a7ebb" draw:marker-end="a411" svg:stroke-opacity="100%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draw:fill="none" draw:stroke="solid" svg:stroke-width="0.01389in" svg:stroke-color="#4a7ebb" draw:marker-end="a413" svg:stroke-opacity="100%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389in" svg:stroke-color="#4a7ebb" draw:marker-end="a415" svg:strok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none" draw:stroke="solid" svg:stroke-width="0.01389in" svg:stroke-color="#4a7ebb" draw:marker-end="a417" svg:stroke-opacity="100%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455">
      <style:graphic-properties draw:fill="none" draw:stroke="solid" svg:stroke-width="0.01042in" svg:stroke-color="#4a7ebb" draw:marker-end="a454" svg:stroke-opacity="100%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draw:fill="none" draw:stroke="solid" svg:stroke-width="0.01042in" svg:stroke-color="#4a7ebb" draw:marker-end="a456" svg:stroke-opacity="100%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420">
      <style:graphic-properties draw:fill="none" draw:stroke="solid" svg:stroke-width="0.01389in" svg:stroke-color="#4a7ebb" draw:marker-end="a419" svg:stroke-opacity="100%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draw:fill="none" draw:stroke="solid" svg:stroke-width="0.01042in" svg:stroke-color="#4a7ebb" draw:marker-end="a458" svg:stroke-opacity="100%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draw:fill="none" draw:stroke="solid" svg:stroke-width="0.01389in" svg:stroke-color="#4a7ebb" draw:marker-end="a421" svg:stroke-opacity="100%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424">
      <style:graphic-properties draw:fill="none" draw:stroke="solid" svg:stroke-width="0.01389in" svg:stroke-color="#4a7ebb" draw:marker-end="a423" svg:stroke-opacity="100%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461">
      <style:graphic-properties draw:fill="none" draw:stroke="solid" svg:stroke-width="0.01042in" svg:stroke-color="#4a7ebb" draw:marker-end="a460" svg:stroke-opacity="100%"/>
    </style:style>
    <style:style style:family="graphic" style:name="a463">
      <style:graphic-properties draw:fill="none" draw:stroke="solid" svg:stroke-width="0.01042in" svg:stroke-color="#4a7ebb" draw:marker-end="a462" svg:stroke-opacity="100%"/>
    </style:style>
    <style:style style:family="graphic" style:name="a465">
      <style:graphic-properties draw:fill="none" draw:stroke="solid" svg:stroke-width="0.01042in" svg:stroke-color="#4a7ebb" draw:marker-end="a464" svg:stroke-opacity="100%"/>
    </style:style>
    <style:style style:family="graphic" style:name="a467">
      <style:graphic-properties draw:fill="none" draw:stroke="solid" svg:stroke-width="0.01042in" svg:stroke-color="#4a7ebb" draw:marker-end="a466" svg:stroke-opacity="100%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4" draw:name="TextBox 3" svg:x="3.90955in" svg:y="3.98625in" svg:width="1.41748in" svg:height="0.40391in">
          <draw:text-box>
            <text:p text:style-name="a383" text:class-names="" text:cond-style-name=""><text:span text:style-name="a381" text:class-names="">Epub2.cpp</text:span><text:span text:style-name="a382" text:class-names=""/></text:p>
          </draw:text-box>
          <svg:title/>
          <svg:desc/>
        </draw:frame>
        <draw:frame draw:id="id64" draw:style-name="a388" draw:name="TextBox 4" svg:x="3.90955in" svg:y="1.81742in" svg:width="1.41748in" svg:height="0.40391in">
          <draw:text-box>
            <text:p text:style-name="a387" text:class-names="" text:cond-style-name=""><text:span text:style-name="a385" text:class-names="">Epubmk.h</text:span><text:span text:style-name="a386" text:class-names=""/></text:p>
          </draw:text-box>
          <svg:title/>
          <svg:desc/>
        </draw:frame>
        <draw:frame draw:id="id65" draw:style-name="a392" draw:name="TextBox 5" svg:x="5.70874in" svg:y="1.07746in" svg:width="1.41748in" svg:height="0.40391in">
          <draw:text-box>
            <text:p text:style-name="a391" text:class-names="" text:cond-style-name=""><text:span text:style-name="a389" text:class-names="">Meta.h</text:span><text:span text:style-name="a390" text:class-names=""/></text:p>
          </draw:text-box>
          <svg:title/>
          <svg:desc/>
        </draw:frame>
        <draw:frame draw:id="id66" draw:style-name="a396" draw:name="TextBox 7" svg:x="2.22473in" svg:y="2.75359in" svg:width="2.20497in" svg:height="0.40391in">
          <draw:text-box>
            <text:p text:style-name="a395" text:class-names="" text:cond-style-name=""><text:span text:style-name="a393" text:class-names="">Epubfunctions.cxx</text:span><text:span text:style-name="a394" text:class-names=""/></text:p>
          </draw:text-box>
          <svg:title/>
          <svg:desc/>
        </draw:frame>
        <draw:frame draw:id="id67" draw:style-name="a400" draw:name="TextBox 12" svg:x="1.06255in" svg:y="1.81742in" svg:width="2.12622in" svg:height="0.40391in">
          <draw:text-box>
            <text:p text:style-name="a399" text:class-names="" text:cond-style-name=""><text:span text:style-name="a397" text:class-names="">Epubfunctions.h</text:span><text:span text:style-name="a398" text:class-names=""/></text:p>
          </draw:text-box>
          <svg:title/>
          <svg:desc/>
        </draw:frame>
        <draw:frame draw:id="id68" draw:style-name="a404" draw:name="TextBox 13" svg:x="4.69609in" svg:y="2.75359in" svg:width="1.41748in" svg:height="0.40391in">
          <draw:text-box>
            <text:p text:style-name="a403" text:class-names="" text:cond-style-name=""><text:span text:style-name="a401" text:class-names="">Epubmk.cxx</text:span><text:span text:style-name="a402" text:class-names=""/></text:p>
          </draw:text-box>
          <svg:title/>
          <svg:desc/>
        </draw:frame>
        <draw:frame draw:id="id69" draw:style-name="a408" draw:name="TextBox 14" svg:x="6.57498in" svg:y="2.73517in" svg:width="1.41748in" svg:height="0.40391in">
          <draw:text-box>
            <text:p text:style-name="a407" text:class-names="" text:cond-style-name=""><text:span text:style-name="a405" text:class-names="">Meta.cxx</text:span><text:span text:style-name="a406" text:class-names=""/></text:p>
          </draw:text-box>
          <svg:title/>
          <svg:desc/>
        </draw:frame>
        <draw:connector draw:type="standard" svg:x1="4.25444in" svg:y1="1.85747in" draw:start-shape="id67" draw:start-glue-point="2" svg:x2="2.48951in" svg:y2="4.3501in" draw:end-shape="id63" draw:end-glue-point="0" draw:id="id70" draw:style-name="a410" draw:transform="translate(-3.37198in -3.10378in) rotate(-4.71239) translate(3.37198in 3.10378in)" draw:name="Elbow Connector 16">
          <svg:title/>
          <svg:desc/>
        </draw:connector>
        <draw:connector draw:type="standard" svg:x1="4.26544in" svg:y1="1.83421in" draw:start-shape="id65" draw:start-glue-point="2" svg:x2="6.77032in" svg:y2="3.6334in" draw:end-shape="id63" draw:end-glue-point="0" draw:id="id71" draw:style-name="a412" draw:transform="translate(-5.51788in -2.73381in) rotate(-1.5708) translate(5.51788in 2.73381in)" draw:name="Elbow Connector 20">
          <svg:title/>
          <svg:desc/>
        </draw:connector>
        <draw:connector draw:type="standard" svg:x1="2.99257in" svg:y1="1.88668in" draw:start-shape="id67" draw:start-glue-point="2" svg:x2="2.4603in" svg:y2="3.08823in" draw:end-shape="id66" draw:end-glue-point="0" draw:id="id72" draw:style-name="a414" draw:transform="translate(-2.72644in -2.48746in) rotate(-4.71239) translate(2.72644in 2.48746in)" draw:name="Elbow Connector 22">
          <svg:title/>
          <svg:desc/>
        </draw:connector>
        <draw:connector draw:type="standard" svg:x1="7.4775in" svg:y1="1.67515in" draw:start-shape="id65" draw:start-glue-point="2" svg:x2="6.2237in" svg:y2="2.54139in" draw:end-shape="id69" draw:end-glue-point="0" draw:id="id73" draw:style-name="a416" draw:transform="translate(-6.8506in -2.10827in) rotate(-4.71239) translate(6.8506in 2.10827in)" draw:name="Elbow Connector 24">
          <svg:title/>
          <svg:desc/>
        </draw:connector>
        <draw:connector draw:type="standard" svg:x1="5.27769in" svg:y1="2.09419in" draw:start-shape="id64" draw:start-glue-point="2" svg:x2="4.74542in" svg:y2="2.88073in" draw:end-shape="id68" draw:end-glue-point="0" draw:id="id74" draw:style-name="a418" draw:transform="translate(-5.01156in -2.48746in) rotate(-4.71239) translate(5.01156in 2.48746in)" draw:name="Elbow Connector 26">
          <svg:title/>
          <svg:desc/>
        </draw:connector>
        <draw:connector draw:type="standard" svg:x1="5.27504in" svg:y1="1.61116in" draw:start-shape="id65" draw:start-glue-point="2" svg:x2="6.54727in" svg:y2="2.6238in" draw:end-shape="id68" draw:end-glue-point="0" draw:id="id75" draw:style-name="a420" draw:transform="translate(-5.91116in -2.11748in) rotate(-1.5708) translate(5.91116in 2.11748in)" draw:name="Elbow Connector 67">
          <svg:title/>
          <svg:desc/>
        </draw:connector>
        <draw:connector draw:type="standard" svg:x1="5.34986in" svg:y1="0.74979in" draw:start-shape="id65" draw:start-glue-point="2" svg:x2="5.68591in" svg:y2="2.54899in" draw:end-shape="id64" draw:end-glue-point="0" draw:id="id76" draw:style-name="a422" draw:transform="translate(-5.51788in -1.64939in) rotate(-1.5708) translate(5.51788in 1.64939in)" draw:name="Elbow Connector 69">
          <svg:title/>
          <svg:desc/>
        </draw:connector>
        <draw:connector draw:type="line" svg:x1="4.61829in" svg:y1="2.22132in" draw:start-shape="id64" draw:start-glue-point="2" svg:x2="4.61829in" svg:y2="3.98625in" draw:end-shape="id63" draw:end-glue-point="0" draw:id="id77" draw:style-name="a424" draw:name="Straight Arrow Connector 181">
          <svg:title/>
          <svg:desc/>
        </draw:connector>
      </draw:page>
      <draw:page draw:name="Slide2" draw:style-name="a425" draw:master-page-name="Master1-Layout1-title-Title-Slide" presentation:presentation-page-layout-name="Master1-PPL1" draw:id="Slide-257">
        <draw:frame draw:id="id78" draw:style-name="a429" draw:name="TextBox 3" svg:x="3.69228in" svg:y="4.69499in" svg:width="1.41748in" svg:height="0.40391in">
          <draw:text-box>
            <text:p text:style-name="a428" text:class-names="" text:cond-style-name=""><text:span text:style-name="a426" text:class-names="">Epub2.cpp</text:span><text:span text:style-name="a427" text:class-names=""/></text:p>
          </draw:text-box>
          <svg:title/>
          <svg:desc/>
        </draw:frame>
        <draw:frame draw:id="id79" draw:style-name="a433" draw:name="TextBox 4" svg:x="4.21251in" svg:y="2.17168in" svg:width="1.41748in" svg:height="0.40391in">
          <draw:text-box>
            <text:p text:style-name="a432" text:class-names="" text:cond-style-name=""><text:span text:style-name="a430" text:class-names="">Epubmk.h</text:span><text:span text:style-name="a431" text:class-names=""/></text:p>
          </draw:text-box>
          <svg:title/>
          <svg:desc/>
        </draw:frame>
        <draw:frame draw:id="id80" draw:style-name="a437" draw:name="TextBox 5" svg:x="4.91757in" svg:y="1.33629in" svg:width="1.41748in" svg:height="0.40391in">
          <draw:text-box>
            <text:p text:style-name="a436" text:class-names="" text:cond-style-name=""><text:span text:style-name="a434" text:class-names="">Meta.h</text:span><text:span text:style-name="a435" text:class-names=""/></text:p>
          </draw:text-box>
          <svg:title/>
          <svg:desc/>
        </draw:frame>
        <draw:frame draw:id="id81" draw:style-name="a441" draw:name="TextBox 7" svg:x="0.22696in" svg:y="2.95716in" svg:width="2.20497in" svg:height="0.40391in">
          <draw:text-box>
            <text:p text:style-name="a440" text:class-names="" text:cond-style-name=""><text:span text:style-name="a438" text:class-names="">Epubfunctions.cxx</text:span><text:span text:style-name="a439" text:class-names=""/></text:p>
          </draw:text-box>
          <svg:title/>
          <svg:desc/>
        </draw:frame>
        <draw:frame draw:id="id82" draw:style-name="a445" draw:name="TextBox 12" svg:x="1.22005in" svg:y="2.13486in" svg:width="2.12622in" svg:height="0.40391in">
          <draw:text-box>
            <text:p text:style-name="a444" text:class-names="" text:cond-style-name=""><text:span text:style-name="a442" text:class-names="">Epubfunctions.h</text:span><text:span text:style-name="a443" text:class-names=""/></text:p>
          </draw:text-box>
          <svg:title/>
          <svg:desc/>
        </draw:frame>
        <draw:frame draw:id="id83" draw:style-name="a449" draw:name="TextBox 13" svg:x="3.17205in" svg:y="2.97833in" svg:width="1.41748in" svg:height="0.40391in">
          <draw:text-box>
            <text:p text:style-name="a448" text:class-names="" text:cond-style-name=""><text:span text:style-name="a446" text:class-names="">Epubmk.cxx</text:span><text:span text:style-name="a447" text:class-names=""/></text:p>
          </draw:text-box>
          <svg:title/>
          <svg:desc/>
        </draw:frame>
        <draw:frame draw:id="id84" draw:style-name="a453" draw:name="TextBox 14" svg:x="5.74578in" svg:y="2.95716in" svg:width="1.41748in" svg:height="0.40391in">
          <draw:text-box>
            <text:p text:style-name="a452" text:class-names="" text:cond-style-name=""><text:span text:style-name="a450" text:class-names="">Meta.cxx</text:span><text:span text:style-name="a451" text:class-names=""/></text:p>
          </draw:text-box>
          <svg:title/>
          <svg:desc/>
        </draw:frame>
        <draw:connector draw:type="line" svg:x1="5.62631in" svg:y1="1.7402in" draw:start-shape="id80" draw:start-glue-point="2" svg:x2="4.92125in" svg:y2="2.17168in" draw:end-shape="id79" draw:end-glue-point="0" draw:id="id85" draw:style-name="a455" draw:name="Straight Arrow Connector 2">
          <svg:title/>
          <svg:desc/>
        </draw:connector>
        <draw:connector draw:type="line" svg:x1="5.62631in" svg:y1="1.7402in" draw:start-shape="id80" draw:start-glue-point="2" svg:x2="6.45452in" svg:y2="2.95716in" draw:end-shape="id84" draw:end-glue-point="0" draw:id="id86" draw:style-name="a457" draw:name="Straight Arrow Connector 8">
          <svg:title/>
          <svg:desc/>
        </draw:connector>
        <draw:connector draw:type="line" svg:x1="4.92125in" svg:y1="2.57558in" draw:start-shape="id79" draw:start-glue-point="2" svg:x2="3.88079in" svg:y2="2.97833in" draw:end-shape="id83" draw:end-glue-point="0" draw:id="id87" draw:style-name="a459" draw:name="Straight Arrow Connector 18">
          <svg:title/>
          <svg:desc/>
        </draw:connector>
        <draw:connector draw:type="line" svg:x1="2.28316in" svg:y1="2.53877in" draw:start-shape="id82" draw:start-glue-point="2" svg:x2="1.32945in" svg:y2="2.95716in" draw:end-shape="id81" draw:end-glue-point="0" draw:id="id88" draw:style-name="a461" draw:name="Straight Arrow Connector 23">
          <svg:title/>
          <svg:desc/>
        </draw:connector>
        <draw:connector draw:type="line" svg:x1="4.92125in" svg:y1="2.57558in" draw:start-shape="id79" draw:start-glue-point="2" svg:x2="4.40102in" svg:y2="4.69499in" draw:end-shape="id78" draw:end-glue-point="0" draw:id="id89" draw:style-name="a463" draw:name="Straight Arrow Connector 27">
          <svg:title/>
          <svg:desc/>
        </draw:connector>
        <draw:connector draw:type="line" svg:x1="2.28316in" svg:y1="2.53877in" draw:start-shape="id82" draw:start-glue-point="2" svg:x2="4.40102in" svg:y2="4.69499in" draw:end-shape="id78" draw:end-glue-point="0" draw:id="id90" draw:style-name="a465" draw:name="Straight Arrow Connector 63">
          <svg:title/>
          <svg:desc/>
        </draw:connector>
        <draw:connector draw:type="line" svg:x1="2.28316in" svg:y1="2.53877in" draw:start-shape="id82" draw:start-glue-point="2" svg:x2="3.88079in" svg:y2="2.97833in" draw:end-shape="id83" draw:end-glue-point="0" draw:id="id91" draw:style-name="a467" draw:name="Straight Arrow Connector 18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458" svg:viewBox="0 0 20 30" svg:d="m10 0-10 30h20z"/>
    <draw:marker draw:name="a464" svg:viewBox="0 0 20 30" svg:d="m10 0-10 30h20z"/>
    <draw:marker draw:name="a466" svg:viewBox="0 0 20 30" svg:d="m10 0-10 30h20z"/>
    <draw:marker draw:name="a411" svg:viewBox="0 0 20 30" svg:d="m10 0-10 30h20z"/>
    <draw:marker draw:name="a413" svg:viewBox="0 0 20 30" svg:d="m10 0-10 30h20z"/>
    <draw:marker draw:name="a409" svg:viewBox="0 0 20 30" svg:d="m10 0-10 30h20z"/>
    <draw:marker draw:name="a421" svg:viewBox="0 0 20 30" svg:d="m10 0-10 30h20z"/>
    <draw:marker draw:name="a415" svg:viewBox="0 0 20 30" svg:d="m10 0-10 30h20z"/>
    <draw:marker draw:name="a417" svg:viewBox="0 0 20 30" svg:d="m10 0-10 30h20z"/>
    <draw:marker draw:name="a423" svg:viewBox="0 0 20 30" svg:d="m10 0-10 30h20z"/>
    <draw:marker draw:name="a419" svg:viewBox="0 0 20 30" svg:d="m10 0-10 30h20z"/>
    <draw:marker draw:name="a454" svg:viewBox="0 0 20 30" svg:d="m10 0-10 30h20z"/>
    <draw:marker draw:name="a460" svg:viewBox="0 0 20 30" svg:d="m10 0-10 30h20z"/>
    <draw:marker draw:name="a456" svg:viewBox="0 0 20 30" svg:d="m10 0-10 30h20z"/>
    <draw:marker draw:name="a462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isclusteruser</meta:initial-creator>
    <dc:creator>isclusteruser</dc:creator>
    <meta:creation-date>2012-10-25T13:35:56Z</meta:creation-date>
    <dc:date>2012-10-25T17:13:35Z</dc:date>
    <meta:editing-cycles>5</meta:editing-cycles>
    <meta:editing-duration>PT11356S</meta:editing-duration>
    <meta:document-statistic meta:paragraph-count="14" meta:word-count="14"/>
  </office:meta>
</office:document-meta>
</file>